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style:style>
    <style:style style:name="P2" style:parent-style-name="Normal" style:family="paragraph">
      <style:paragraph-properties fo:text-align="center"/>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T17" style:parent-style-name="DefaultParagraphFont" style:family="text">
      <style:text-properties style:font-name="Times New Roman" style:font-name-complex="Times New Roman"/>
    </style:style>
  </office:automatic-styles>
  <office:body>
    <office:text text:use-soft-page-breaks="true">
      <text:p text:style-name="P1">Homework 1</text:p>
      <text:p text:style-name="P2"/>
      <text:p text:style-name="P3">Noteaza 4 functii principale ale site-ului, ordonandu-le in functie de prioritate.</text:p>
      <text:p text:style-name="P4"/>
      <text:p text:style-name="P5">1. Cursul valutar online</text:p>
      <text:p text:style-name="P6">2. Convertorul Valutar</text:p>
      <text:p text:style-name="P7">3. Cursul valutar al bancilor</text:p>
      <text:p text:style-name="P8">4. Evolutia cursurilor valutare</text:p>
      <text:p text:style-name="P9"/>
      <text:p text:style-name="P10">Descrie ce funcții pot fi îndeplinite de QA în fiecare etapă a ciclului de viață al software-ului.</text:p>
      <text:p text:style-name="P11"/>
      <text:p text:style-name="P12">1. Colectarea si analiza cerintelor: Testerul QA analizeaza cerintele si face scenarii user stories</text:p>
      <text:p text:style-name="P13">2. Planificarea: Testerul QA poate aduce perspectiva utilizatorului ca un factor de luat in considerare pentru o experienta cat mai buna a utilizatorului. El poate preveni aparitia unor bug-uri.</text:p>
      <text:p text:style-name="P14">3. Proiectare: Testerul QA ajuta la identificarea aspectelor de design care ar putea cauza probleme pe viitor, dar care se pot evita salvand timp si bani. El poate aduce in atentie perspectiva unei experiente cat mai fericite a utilizatorului. El poate preveni aparitia unor bug-uri.</text:p>
      <text:p text:style-name="P15">4. Dezvolatarea: Testerul poate avea sugestii legate cea mai potrivita metoda de implementare din perspectiva asteptarii unui utilizator multumit si fericit.</text:p>
      <text:p text:style-name="P16">5. Testarea: Testerul testeaza aplicatia sau site-ul, scrie test Cases si Bug Reports. El este la curent cu update-urile care intevin facand modificarile necesare, de asemenea verifica si prioritizeaza toate combinatile posibile intre browser si device pentru o experienta a utilizatorului cat mai buna.</text:p>
      <text:p text:style-name="Normal"><text:span text:style-name="T17">6. Mentenanta: Testerul QA intervene cand mai apare un bug, pentru ca oricat de bine a fost facuta testarea, pot exista cazuri netestate care sa duca la o problema, iar aici testerul poate rezolva situa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ela Corneliu</meta:initial-creator>
    <dc:creator>Mirela Corneliu</dc:creator>
    <meta:creation-date>2023-12-06T07:49:00Z</meta:creation-date>
    <dc:date>2023-12-06T07:51:00Z</dc:date>
    <meta:template xlink:href="Normal" xlink:type="simple"/>
    <meta:editing-cycles>1</meta:editing-cycles>
    <meta:editing-duration>PT120S</meta:editing-duration>
    <meta:document-statistic meta:page-count="1" meta:paragraph-count="3" meta:word-count="232" meta:character-count="1552" meta:row-count="11" meta:non-whitespace-character-count="1323"/>
  </office:meta>
</office:document-meta>
</file>